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7500" officeooo:paragraph-rsid="00027500"/>
    </style:style>
    <style:style style:name="P2" style:family="paragraph" style:parent-style-name="Standard" style:list-style-name="L1">
      <style:text-properties fo:font-weight="bold" officeooo:rsid="00027500" officeooo:paragraph-rsid="00027500" style:font-weight-asian="bold" style:font-weight-complex="bold"/>
    </style:style>
    <style:style style:name="P3" style:family="paragraph" style:parent-style-name="Standard" style:list-style-name="L1">
      <style:text-properties fo:font-weight="bold" officeooo:rsid="0003c26b" officeooo:paragraph-rsid="0003c26b" style:font-weight-asian="bold" style:font-weight-complex="bold"/>
    </style:style>
    <style:style style:name="P4" style:family="paragraph" style:parent-style-name="Standard" style:list-style-name="L1">
      <style:text-properties officeooo:rsid="0003c26b" officeooo:paragraph-rsid="0003c26b"/>
    </style:style>
    <style:style style:name="T1" style:family="text">
      <style:text-properties officeooo:rsid="0003c2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2507730" text:style-name="L1">
        <text:list-item>
          <text:p text:style-name="P1">Quali sono i vantaggi di un database rispetto ad una gestione con semplici files?</text:p>
        </text:list-item>
        <text:list-item>
          <text:p text:style-name="P1">Cosa significano i termini: ridondanza, incongruenza, inconsistenza? Perché interessano?</text:p>
        </text:list-item>
        <text:list-item>
          <text:p text:style-name="P1">Quali sono i tre livelli per la realizzazione di un database.</text:p>
        </text:list-item>
        <text:list-item>
          <text:p text:style-name="P1">Cosa è un dbms?</text:p>
        </text:list-item>
        <text:list-item>
          <text:p text:style-name="P1">Cosa è il modello er? <text:span text:style-name="T1">Perché si utilizza?</text:span></text:p>
        </text:list-item>
        <text:list-item>
          <text:p text:style-name="P1">Quali sono i simboli di un mod. ER? Che significato hanno?</text:p>
        </text:list-item>
        <text:list-item>
          <text:p text:style-name="P1">DDL, DML e DCL: cosa sono? Un esempio per ciascuno</text:p>
        </text:list-item>
        <text:list-item>
          <text:p text:style-name="P1">Cosa e quali sono i vincoli utilizzabili <text:span text:style-name="T1">in</text:span> un D.B.? <text:span text:style-name="T1">Quando e come si specificano?</text:span></text:p>
        </text:list-item>
        <text:list-item>
          <text:p text:style-name="P1">Che differenza c’è tra i comandi DEFAULT e CHECK? Quando si utilizzano?</text:p>
        </text:list-item>
        <text:list-item>
          <text:p text:style-name="P1">Cosa indica l’acronimo SQL? E’ uno standard?</text:p>
        </text:list-item>
        <text:list-item>
          <text:p text:style-name="P1">Cosa si intende per relazione nell’ambito del modello relazionale?</text:p>
        </text:list-item>
        <text:list-item>
          <text:p text:style-name="P1">Come si devono gestire le associazioni nella trasformazione da mod. concettuale a mod. logico?</text:p>
        </text:list-item>
        <text:list-item>
          <text:p text:style-name="P1">Cosa è la cardinalità? A che livello si utilizza?</text:p>
        </text:list-item>
        <text:list-item>
          <text:p text:style-name="P1">Cosa si indica con il termine NULL?</text:p>
        </text:list-item>
        <text:list-item>
          <text:p text:style-name="P1">Cosa è la normalizzazione?</text:p>
        </text:list-item>
        <text:list-item>
          <text:p text:style-name="P1">Quali sono le tre forme normali?</text:p>
        </text:list-item>
        <text:list-item>
          <text:p text:style-name="P1">La seconda e terza forma normale si basano sul concetto di dipendenza funzionale, cosa è?</text:p>
        </text:list-item>
        <text:list-item>
          <text:p text:style-name="P2">Cosa si intende per anomalia di inserimento, modifica, cancellazione? Perché possono accadere? <text:span text:style-name="T1">Come si risolvono?</text:span></text:p>
        </text:list-item>
        <text:list-item>
          <text:p text:style-name="P1">Tra i vari tipi di vincoli, uno è alla base del modello relazionale, quale? Spiegane l’importanza.</text:p>
        </text:list-item>
        <text:list-item>
          <text:p text:style-name="P4">Le query nidificate, cosa sono? Quando è obbligatorio utilizzarle in generale?</text:p>
        </text:list-item>
        <text:list-item>
          <text:p text:style-name="P3">ANY, ALL, EXISTS, IN sono comandi speciali utilizzati nella ricerca, quando si utilizzano e cosa indica ciascuno di essi?</text:p>
        </text:list-item>
        <text:list-item>
          <text:p text:style-name="P3">Quando parliamo di ‘tabelle correlate’?</text:p>
        </text:list-item>
        <text:list-item>
          <text:p text:style-name="P4">Differenza tra where e having nel comando di ricerca.</text:p>
        </text:list-item>
        <text:list-item>
          <text:p text:style-name="P4">Elenca i comandi che fanno parte del comando di ricerca, dando a ciascuno il significato adeguato.</text:p>
        </text:list-item>
        <text:list-item>
          <text:p text:style-name="P3">Cosa sono le viste?</text:p>
        </text:list-item>
        <text:list-item>
          <text:p text:style-name="P3">Differenza tra viste e tabelle.</text:p>
        </text:list-item>
        <text:list-item>
          <text:p text:style-name="P3">Cosa sono gli indici?</text:p>
        </text:list-item>
        <text:list-item>
          <text:p text:style-name="P3">Le transazioni</text:p>
        </text:list-item>
        <text:list-item>
          <text:p text:style-name="P4">Gli attributi multipli e composti: cosa sono e come si gestiscono nel mod. relazionale.</text:p>
        </text:list-item>
        <text:list-item>
          <text:p text:style-name="P4">Elenca i diversi tipi di associazioni e come si risolvono nel mod. relaziona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7:45:52.312912316</meta:creation-date>
    <dc:date>2019-04-29T14:19:20.671000000</dc:date>
    <meta:editing-duration>PT4M17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0" meta:word-count="328" meta:character-count="1914" meta:non-whitespace-character-count="1646"/>
  </office:meta>
</office:document-meta>
</file>